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ngrams_perfs_2_00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83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:.G1];[.A1])" office:value-type="float" office:value="0" calcext:value-type="float">
            <text:p>0</text:p>
          </table:table-cell>
          <table:table-cell/>
          <table:table-cell table:formula="of:=SUM([.I1:.I2500])/2500" office:value-type="float" office:value="0.2672" calcext:value-type="float">
            <text:p>0,2672</text:p>
          </table:table-cell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220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2:.G2];[.A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1502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3:.G3];[.A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0452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:.G4];[.A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50428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5:.G5];[.A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940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6:.G6];[.A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9101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:.G7];[.A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892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8:.G8];[.A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803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9:.G9];[.A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67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:.G10];[.A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550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1:.G11];[.A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530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:.G12];[.A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736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3:.G13];[.A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79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anEeLyn</text:p>
          </table:table-cell>
          <table:table-cell/>
          <table:table-cell table:formula="of:=COUNTIF([.C14:.G14];[.A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77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:.G15];[.A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61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:.G16];[.A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48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7:.G17];[.A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33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:.G18];[.A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54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9:.G19];[.A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1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:.G20];[.A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214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:.G21];[.A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609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2:.G22];[.A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561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:.G23];[.A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5152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:.G24];[.A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444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5:.G25];[.A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441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6:.G26];[.A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363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7:.G27];[.A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303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8:.G28];[.A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917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9:.G29];[.A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65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0:.G30];[.A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2521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1:.G31];[.A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76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2:.G32];[.A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624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33:.G33];[.A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120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34:.G34];[.A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532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35:.G35];[.A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25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6:.G36];[.A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40103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37:.G37];[.A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67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38:.G38];[.A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62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9:.G39];[.A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579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0:.G40];[.A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550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41:.G41];[.A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911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42:.G42];[.A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528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3:.G43];[.A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454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4:.G44];[.A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69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5:.G45];[.A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31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46:.G46];[.A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303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7:.G47];[.A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2009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8:.G48];[.A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1623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49:.G49];[.A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iamKazer</text:p>
          </table:table-cell>
          <table:table-cell office:value-type="string" calcext:value-type="string">
            <text:p>3057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0:.G50];[.A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228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1:.G51];[.A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1366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2:.G52];[.A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93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53:.G53];[.A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93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54:.G54];[.A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8081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5:.G55];[.A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7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56:.G56];[.A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66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7:.G57];[.A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4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58:.G58];[.A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838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9:.G59];[.A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660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60:.G60];[.A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744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61:.G61];[.A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96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62:.G62];[.A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69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3:.G63];[.A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53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4:.G64];[.A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431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5:.G65];[.A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42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66:.G66];[.A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338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7:.G67];[.A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11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68:.G68];[.A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04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69:.G69];[.A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60273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70:.G70];[.A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77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1:.G71];[.A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71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72:.G72];[.A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1289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73:.G73];[.A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06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74:.G74];[.A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500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75:.G75];[.A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998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6:.G76];[.A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93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7:.G77];[.A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459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8:.G78];[.A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41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9:.G79];[.A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194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0:.G80];[.A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193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1:.G81];[.A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4082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82:.G82];[.A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82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3:.G83];[.A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98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4:.G84];[.A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70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5:.G85];[.A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376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6:.G86];[.A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22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87:.G87];[.A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2171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8:.G88];[.A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120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89:.G89];[.A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38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0:.G90];[.A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310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91:.G91];[.A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180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92:.G92];[.A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0106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3:.G93];[.A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30004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94:.G94];[.A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922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5:.G95];[.A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83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6:.G96];[.A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73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7:.G97];[.A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617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8:.G98];[.A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611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9:.G99];[.A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Nissen</text:p>
          </table:table-cell>
          <table:table-cell office:value-type="string" calcext:value-type="string">
            <text:p>2937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00:.G100];[.A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405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1:.G101];[.A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3888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2:.G102];[.A1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3888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03:.G103];[.A1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728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04:.G104];[.A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501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5:.G105];[.A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45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06:.G106];[.A1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444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7:.G107];[.A1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21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8:.G108];[.A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20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09:.G109];[.A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16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:.G110];[.A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049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1:.G111];[.A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2049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12:.G112];[.A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1710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13:.G113];[.A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8804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14:.G114];[.A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813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5:.G115];[.A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4069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16:.G116];[.A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9480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17:.G117];[.A1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9480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8:.G118];[.A1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7035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19:.G119];[.A1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70324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0:.G120];[.A1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8884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1:.G121];[.A1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764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2:.G122];[.A1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407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23:.G123];[.A1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401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24:.G124];[.A1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61229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5:.G125];[.A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4500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26:.G126];[.A1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406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27:.G127];[.A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634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8:.G128];[.A1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585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29:.G129];[.A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257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30:.G130];[.A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821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1:.G131];[.A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55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32:.G132];[.A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14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33:.G133];[.A1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103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4:.G134];[.A1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961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5:.G135];[.A1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716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6:.G136];[.A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30655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7:.G137];[.A1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9212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38:.G138];[.A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79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39:.G139];[.A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77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40:.G140];[.A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264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41:.G141];[.A1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6262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2:.G142];[.A1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953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43:.G143];[.A1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8162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44:.G144];[.A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31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5:.G145];[.A1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304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46:.G146];[.A1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50585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7:.G147];[.A1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91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8:.G148];[.A1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706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49:.G149];[.A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Farrand</text:p>
          </table:table-cell>
          <table:table-cell office:value-type="string" calcext:value-type="string">
            <text:p>24421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0:.G150];[.A1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519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51:.G151];[.A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450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52:.G152];[.A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820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53:.G153];[.A1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7239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4:.G154];[.A1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934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55:.G155];[.A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73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6:.G156];[.A1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530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7:.G157];[.A1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75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8:.G158];[.A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34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9:.G159];[.A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3088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0:.G160];[.A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990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61:.G161];[.A1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94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2:.G162];[.A1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286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63:.G163];[.A1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37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4:.G164];[.A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36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5:.G165];[.A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1158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6:.G166];[.A1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571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67:.G167];[.A1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52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68:.G168];[.A1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437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9:.G169];[.A1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40125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70:.G170];[.A1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997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71:.G171];[.A1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9594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72:.G172];[.A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84880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3:.G173];[.A1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670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4:.G174];[.A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633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5:.G175];[.A1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98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76:.G176];[.A1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608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7:.G177];[.A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559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78:.G178];[.A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4405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79:.G179];[.A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974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80:.G180];[.A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847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81:.G181];[.A1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362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2:.G182];[.A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160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83:.G183];[.A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151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84:.G184];[.A1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079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85:.G185];[.A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307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86:.G186];[.A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540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87:.G187];[.A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493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88:.G188];[.A1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47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9:.G189];[.A1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276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90:.G190];[.A1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2124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1:.G191];[.A1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21567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2:.G192];[.A1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569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93:.G193];[.A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507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4:.G194];[.A1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499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5:.G195];[.A1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398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6:.G196];[.A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30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97:.G197];[.A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25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98:.G198];[.A1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19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99:.G199];[.A1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sePoletti</text:p>
          </table:table-cell>
          <table:table-cell office:value-type="string" calcext:value-type="string">
            <text:p>31068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00:.G200];[.A2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890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1:.G201];[.A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48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02:.G202];[.A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28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3:.G203];[.A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70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4:.G204];[.A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667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5:.G205];[.A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633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06:.G206];[.A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592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7:.G207];[.A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5627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8:.G208];[.A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98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9:.G209];[.A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52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0:.G210];[.A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524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211:.G211];[.A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307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2:.G212];[.A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21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13:.G213];[.A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415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14:.G214];[.A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3684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5:.G215];[.A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073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16:.G216];[.A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6032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7:.G217];[.A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982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18:.G218];[.A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780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9:.G219];[.A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48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20:.G220];[.A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9004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1:.G221];[.A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863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2:.G222];[.A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8242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3:.G223];[.A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4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24:.G224];[.A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2206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5:.G225];[.A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7219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26:.G226];[.A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69377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7:.G227];[.A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6286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8:.G228];[.A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57545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29:.G229];[.A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559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30:.G230];[.A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46794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31:.G231];[.A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3905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32:.G232];[.A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4684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3:.G233];[.A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45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34:.G234];[.A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31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35:.G235];[.A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31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6:.G236];[.A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2269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37:.G237];[.A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1328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8:.G238];[.A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956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9:.G239];[.A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65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40:.G240];[.A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654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41:.G241];[.A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5047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42:.G242];[.A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967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43:.G243];[.A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83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44:.G244];[.A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67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45:.G245];[.A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931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46:.G246];[.A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8750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47:.G247];[.A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8437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248:.G248];[.A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767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49:.G249];[.A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EeLyn</text:p>
          </table:table-cell>
          <table:table-cell office:value-type="string" calcext:value-type="string">
            <text:p>47370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50:.G250];[.A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621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51:.G251];[.A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880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52:.G252];[.A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570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53:.G253];[.A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5085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54:.G254];[.A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437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55:.G255];[.A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42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56:.G256];[.A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46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57:.G257];[.A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30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58:.G258];[.A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3145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59:.G259];[.A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76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60:.G260];[.A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6136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61:.G261];[.A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60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62:.G262];[.A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5951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263:.G263];[.A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241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64:.G264];[.A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856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65:.G265];[.A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47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66:.G266];[.A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057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67:.G267];[.A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60053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268:.G268];[.A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98856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69:.G269];[.A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94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70:.G270];[.A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56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71:.G271];[.A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56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72:.G272];[.A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352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73:.G273];[.A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180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274:.G274];[.A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008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75:.G275];[.A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800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76:.G276];[.A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7846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77:.G277];[.A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7291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78:.G278];[.A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6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79:.G279];[.A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29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80:.G280];[.A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71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81:.G281];[.A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549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82:.G282];[.A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3766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83:.G283];[.A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622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84:.G284];[.A2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53261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85:.G285];[.A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5212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86:.G286];[.A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348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87:.G287];[.A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24096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88:.G288];[.A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9956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89:.G289];[.A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666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90:.G290];[.A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448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91:.G291];[.A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510928newsML.tx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92:.G292];[.A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614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93:.G293];[.A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610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94:.G294];[.A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318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95:.G295];[.A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31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96:.G296];[.A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902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97:.G297];[.A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815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98:.G298];[.A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55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99:.G299];[.A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nCowell</text:p>
          </table:table-cell>
          <table:table-cell office:value-type="string" calcext:value-type="string">
            <text:p>48095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300:.G300];[.A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48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301:.G301];[.A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46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02:.G302];[.A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3327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303:.G303];[.A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65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04:.G304];[.A3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52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305:.G305];[.A3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2391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306:.G306];[.A3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76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07:.G307];[.A3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62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08:.G308];[.A3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294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309:.G309];[.A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1290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310:.G310];[.A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0427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311:.G311];[.A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4024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12:.G312];[.A3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93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13:.G313];[.A3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90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14:.G314];[.A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78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15:.G315];[.A3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673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316:.G316];[.A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8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17:.G317];[.A3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8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318:.G318];[.A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71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19:.G319];[.A3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55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20:.G320];[.A3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5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21:.G321];[.A3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3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22:.G322];[.A3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92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23:.G323];[.A3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96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24:.G324];[.A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94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25:.G325];[.A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79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326:.G326];[.A3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79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27:.G327];[.A3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61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28:.G328];[.A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46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29:.G329];[.A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21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30:.G330];[.A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812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31:.G331];[.A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832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32:.G332];[.A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3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333:.G333];[.A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29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334:.G334];[.A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1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35:.G335];[.A3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71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336:.G336];[.A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54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337:.G337];[.A3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7399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38:.G338];[.A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688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39:.G339];[.A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688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340:.G340];[.A3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620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41:.G341];[.A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51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42:.G342];[.A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511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43:.G343];[.A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32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44:.G344];[.A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45:.G345];[.A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8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346:.G346];[.A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92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47:.G347];[.A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86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348:.G348];[.A3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8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49:.G349];[.A3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ttHillis</text:p>
          </table:table-cell>
          <table:table-cell office:value-type="string" calcext:value-type="string">
            <text:p>3486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50:.G350];[.A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792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51:.G351];[.A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782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52:.G352];[.A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477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53:.G353];[.A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176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354:.G354];[.A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801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55:.G355];[.A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890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356:.G356];[.A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832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57:.G357];[.A3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75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358:.G358];[.A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7002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359:.G359];[.A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84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360:.G360];[.A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34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61:.G361];[.A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338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362:.G362];[.A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6230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363:.G363];[.A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5500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364:.G364];[.A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445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65:.G365];[.A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987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66:.G366];[.A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853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67:.G367];[.A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54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368:.G368];[.A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3224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69:.G369];[.A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220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70:.G370];[.A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86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71:.G371];[.A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378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372:.G372];[.A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290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73:.G373];[.A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1289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374:.G374];[.A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391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75:.G375];[.A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06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76:.G376];[.A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6006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377:.G377];[.A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628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378:.G378];[.A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47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379:.G379];[.A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824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80:.G380];[.A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78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81:.G381];[.A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47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382:.G382];[.A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709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383:.G383];[.A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661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84:.G384];[.A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5857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85:.G385];[.A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5855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386:.G386];[.A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377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387:.G387];[.A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3196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388:.G388];[.A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2792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389:.G389];[.A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172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390:.G390];[.A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15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91:.G391];[.A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053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392:.G392];[.A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5026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393:.G393];[.A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7363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394:.G394];[.A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924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395:.G395];[.A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28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96:.G396];[.A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6238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397:.G397];[.A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583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398:.G398];[.A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547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399:.G399];[.A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ahDavison</text:p>
          </table:table-cell>
          <table:table-cell office:value-type="string" calcext:value-type="string">
            <text:p>43767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400:.G400];[.A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921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401:.G401];[.A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8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02:.G402];[.A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400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03:.G403];[.A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326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04:.G404];[.A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432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05:.G405];[.A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716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406:.G406];[.A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713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407:.G407];[.A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683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08:.G408];[.A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27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09:.G409];[.A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3228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10:.G410];[.A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233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411:.G411];[.A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2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12:.G412];[.A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184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13:.G413];[.A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1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14:.G414];[.A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646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15:.G415];[.A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7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416:.G416];[.A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49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17:.G417];[.A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34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18:.G418];[.A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502726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19:.G419];[.A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29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20:.G420];[.A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16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21:.G421];[.A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8003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22:.G422];[.A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6353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23:.G423];[.A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57404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24:.G424];[.A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507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25:.G425];[.A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490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426:.G426];[.A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4592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27:.G427];[.A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92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28:.G428];[.A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76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429:.G429];[.A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75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30:.G430];[.A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4351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31:.G431];[.A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24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432:.G432];[.A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312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33:.G433];[.A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2902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434:.G434];[.A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2409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435:.G435];[.A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1786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436:.G436];[.A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40951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37:.G437];[.A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804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438:.G438];[.A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4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439:.G439];[.A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9266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40:.G440];[.A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659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41:.G441];[.A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437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442:.G442];[.A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7318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443:.G443];[.A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57910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44:.G444];[.A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6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445:.G445];[.A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36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46:.G446];[.A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3083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47:.G447];[.A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2882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448:.G448];[.A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88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49:.G449];[.A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muelPerry</text:p>
          </table:table-cell>
          <table:table-cell office:value-type="string" calcext:value-type="string">
            <text:p>31769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50:.G450];[.A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3174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451:.G451];[.A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2907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52:.G452];[.A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780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53:.G453];[.A4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681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454:.G454];[.A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1393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55:.G455];[.A4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0557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56:.G456];[.A4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60043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457:.G457];[.A4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9905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58:.G458];[.A4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94966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59:.G459];[.A4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664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60:.G460];[.A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503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61:.G461];[.A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8283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462:.G462];[.A4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697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463:.G463];[.A4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630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464:.G464];[.A4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6316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65:.G465];[.A4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3674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66:.G466];[.A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12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467:.G467];[.A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505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68:.G468];[.A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47116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69:.G469];[.A4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4705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470:.G470];[.A4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39267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471:.G471];[.A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233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472:.G472];[.A4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1434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473:.G473];[.A4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50986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74:.G474];[.A4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74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75:.G475];[.A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57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76:.G476];[.A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9401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477:.G477];[.A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75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478:.G478];[.A4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477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479:.G479];[.A4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3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80:.G480];[.A4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821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81:.G481];[.A4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9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482:.G482];[.A4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95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483:.G483];[.A4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723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84:.G484];[.A4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68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485:.G485];[.A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7620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86:.G486];[.A4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93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87:.G487];[.A4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679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88:.G488];[.A4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6525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489:.G489];[.A4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5738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490:.G490];[.A4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5634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491:.G491];[.A4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45923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492:.G492];[.A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366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493:.G493];[.A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2405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494:.G494];[.A4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493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495:.G495];[.A4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477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496:.G496];[.A4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05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497:.G497];[.A4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1054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498:.G498];[.A4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0769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499:.G499];[.A4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gerFillion</text:p>
          </table:table-cell>
          <table:table-cell office:value-type="string" calcext:value-type="string">
            <text:p>4019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500:.G500];[.A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807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01:.G501];[.A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562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02:.G502];[.A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560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503:.G503];[.A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35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504:.G504];[.A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261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505:.G505];[.A5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724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06:.G506];[.A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47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507:.G507];[.A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336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508:.G508];[.A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6324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09:.G509];[.A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22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10:.G510];[.A5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17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11:.G511];[.A5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502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12:.G512];[.A5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77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13:.G513];[.A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715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514:.G514];[.A5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416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15:.G515];[.A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40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16:.G516];[.A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4101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517:.G517];[.A5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855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518:.G518];[.A5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853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519:.G519];[.A5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378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520:.G520];[.A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484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521:.G521];[.A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4820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522:.G522];[.A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222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523:.G523];[.A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1778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24:.G524];[.A5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1569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525:.G525];[.A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63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26:.G526];[.A5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597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27:.G527];[.A5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48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28:.G528];[.A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471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29:.G529];[.A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34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530:.G530];[.A5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29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531:.G531];[.A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302146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32:.G532];[.A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9367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533:.G533];[.A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9291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534:.G534];[.A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841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535:.G535];[.A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840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36:.G536];[.A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55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537:.G537];[.A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517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538:.G538];[.A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3201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539:.G539];[.A5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17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540:.G540];[.A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033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541:.G541];[.A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7006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542:.G542];[.A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993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543:.G543];[.A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961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544:.G544];[.A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8178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545:.G545];[.A5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4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46:.G546];[.A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356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547:.G547];[.A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71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548:.G548];[.A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478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549:.G549];[.A5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inSidel</text:p>
          </table:table-cell>
          <table:table-cell office:value-type="string" calcext:value-type="string">
            <text:p>2643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50:.G550];[.A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8411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51:.G551];[.A5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764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552:.G552];[.A5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667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53:.G553];[.A5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5890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54:.G554];[.A5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52026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55:.G555];[.A5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91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56:.G556];[.A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468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57:.G557];[.A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417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558:.G558];[.A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361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559:.G559];[.A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3846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60:.G560];[.A5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311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561:.G561];[.A5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1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562:.G562];[.A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033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63:.G563];[.A5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50021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564:.G564];[.A5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79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65:.G565];[.A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20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566:.G566];[.A5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9143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567:.G567];[.A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34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568:.G568];[.A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34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569:.G569];[.A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80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70:.G570];[.A5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48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571:.G571];[.A5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8306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72:.G572];[.A5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744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73:.G573];[.A5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7258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74:.G574];[.A5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675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75:.G575];[.A5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673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576:.G576];[.A5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5978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577:.G577];[.A5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5968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578:.G578];[.A5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430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579:.G579];[.A5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764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80:.G580];[.A5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685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581:.G581];[.A5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68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582:.G582];[.A5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445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583:.G583];[.A5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445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584:.G584];[.A5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3371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85:.G585];[.A5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928newsML.txt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586:.G586];[.A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396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87:.G587];[.A5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28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588:.G588];[.A5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21261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589:.G589];[.A5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99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90:.G590];[.A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9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91:.G591];[.A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8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592:.G592];[.A5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57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93:.G593];[.A5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1178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94:.G594];[.A5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0222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595:.G595];[.A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4013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596:.G596];[.A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96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597:.G597];[.A5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832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598:.G598];[.A5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931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599:.G599];[.A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rreTran</text:p>
          </table:table-cell>
          <table:table-cell office:value-type="string" calcext:value-type="string">
            <text:p>38425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600:.G600];[.A6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5234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601:.G601];[.A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488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02:.G602];[.A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467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603:.G603];[.A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3204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604:.G604];[.A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3191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605:.G605];[.A6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9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06:.G606];[.A6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805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07:.G607];[.A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2318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608:.G608];[.A6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90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609:.G609];[.A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7231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10:.G610];[.A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152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11:.G611];[.A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50968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612:.G612];[.A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97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13:.G613];[.A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375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14:.G614];[.A6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9100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615:.G615];[.A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87511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16:.G616];[.A6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7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17:.G617];[.A6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6790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18:.G618];[.A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548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19:.G619];[.A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942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620:.G620];[.A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632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621:.G621];[.A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48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622:.G622];[.A6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347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623:.G623];[.A6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7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24:.G624];[.A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66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625:.G625];[.A6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534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626:.G626];[.A6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2104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27:.G627];[.A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1955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28:.G628];[.A6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1219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629:.G629];[.A6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055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30:.G630];[.A6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4025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631:.G631];[.A6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991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32:.G632];[.A6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978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33:.G633];[.A6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800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34:.G634];[.A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714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635:.G635];[.A6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544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636:.G636];[.A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2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637:.G637];[.A6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10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38:.G638];[.A6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7098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639:.G639];[.A6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6818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640:.G640];[.A6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47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641:.G641];[.A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4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642:.G642];[.A6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325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643:.G643];[.A6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661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644:.G644];[.A6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64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45:.G645];[.A6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01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646:.G646];[.A6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2002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647:.G647];[.A6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18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48:.G648];[.A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163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649:.G649];[.A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erHumphrey</text:p>
          </table:table-cell>
          <table:table-cell office:value-type="string" calcext:value-type="string">
            <text:p>30740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50:.G650];[.A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6639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51:.G651];[.A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5645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652:.G652];[.A6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5033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653:.G653];[.A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669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54:.G654];[.A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355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655:.G655];[.A6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322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656:.G656];[.A6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2930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657:.G657];[.A6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154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658:.G658];[.A6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137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659:.G659];[.A6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76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60:.G660];[.A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98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61:.G661];[.A6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98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62:.G662];[.A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42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663:.G663];[.A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40439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664:.G664];[.A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8230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665:.G665];[.A6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79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66:.G666];[.A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49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67:.G667];[.A6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44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668:.G668];[.A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126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669:.G669];[.A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9011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670:.G670];[.A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38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671:.G671];[.A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38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672:.G672];[.A6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8290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73:.G673];[.A6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698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674:.G674];[.A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6926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75:.G675];[.A6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99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676:.G676];[.A6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96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77:.G677];[.A6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848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678:.G678];[.A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638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679:.G679];[.A6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608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680:.G680];[.A6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727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81:.G681];[.A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71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82:.G682];[.A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17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83:.G683];[.A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01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684:.G684];[.A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500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685:.G685];[.A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47178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686:.G686];[.A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4398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687:.G687];[.A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704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688:.G688];[.A6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531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689:.G689];[.A6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49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690:.G690];[.A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3181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691:.G691];[.A6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21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692:.G692];[.A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140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693:.G693];[.A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34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694:.G694];[.A6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310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695:.G695];[.A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3029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696:.G696];[.A6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747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697:.G697];[.A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4155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698:.G698];[.A6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3689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699:.G699];[.A69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iciaCommins</text:p>
          </table:table-cell>
          <table:table-cell office:value-type="string" calcext:value-type="string">
            <text:p>291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00:.G700];[.A7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66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701:.G701];[.A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603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02:.G702];[.A7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997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703:.G703];[.A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44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704:.G704];[.A7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316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705:.G705];[.A7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52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06:.G706];[.A7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40917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707:.G707];[.A7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408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708:.G708];[.A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797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709:.G709];[.A7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77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10:.G710];[.A7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3836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711:.G711];[.A7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315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712:.G712];[.A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8329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13:.G713];[.A7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4720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14:.G714];[.A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384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715:.G715];[.A7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376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716:.G716];[.A7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276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717:.G717];[.A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78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718:.G718];[.A7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64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719:.G719];[.A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6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20:.G720];[.A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215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721:.G721];[.A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1777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22:.G722];[.A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140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723:.G723];[.A7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891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724:.G724];[.A7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7890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25:.G725];[.A7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597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26:.G726];[.A7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3034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727:.G727];[.A7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62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28:.G728];[.A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38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729:.G729];[.A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9376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730:.G730];[.A7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863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31:.G731];[.A7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793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732:.G732];[.A7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565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33:.G733];[.A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85397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34:.G734];[.A7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731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35:.G735];[.A7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6653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36:.G736];[.A7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9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37:.G737];[.A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257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38:.G738];[.A7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7046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739:.G739];[.A7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3316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40:.G740];[.A7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2067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41:.G741];[.A7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2017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42:.G742];[.A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1649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43:.G743];[.A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728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744:.G744];[.A7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69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745:.G745];[.A7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69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746:.G746];[.A7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550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747:.G747];[.A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412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48:.G748];[.A7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20002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749:.G749];[.A7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kLouth</text:p>
          </table:table-cell>
          <table:table-cell office:value-type="string" calcext:value-type="string">
            <text:p>1966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50:.G750];[.A7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620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51:.G751];[.A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570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752:.G752];[.A7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9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53:.G753];[.A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54:.G754];[.A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3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55:.G755];[.A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983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56:.G756];[.A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9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757:.G757];[.A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758:.G758];[.A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70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59:.G759];[.A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44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760:.G760];[.A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3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61:.G761];[.A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246newsML.tx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762:.G762];[.A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521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763:.G763];[.A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385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764:.G764];[.A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24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765:.G765];[.A7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407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766:.G766];[.A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3919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67:.G767];[.A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391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68:.G768];[.A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246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769:.G769];[.A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174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770:.G770];[.A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3016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71:.G771];[.A7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76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772:.G772];[.A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64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773:.G773];[.A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60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74:.G774];[.A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5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75:.G775];[.A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359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776:.G776];[.A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909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777:.G777];[.A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85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78:.G778];[.A7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47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779:.G779];[.A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1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780:.G780];[.A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12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781:.G781];[.A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8104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782:.G782];[.A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78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83:.G783];[.A7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67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84:.G784];[.A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610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785:.G785];[.A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7563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786:.G786];[.A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861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87:.G787];[.A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69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788:.G788];[.A7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58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89:.G789];[.A7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790:.G790];[.A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5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791:.G791];[.A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40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792:.G792];[.A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3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793:.G793];[.A7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3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794:.G794];[.A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27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795:.G795];[.A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627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796:.G796];[.A7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575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797:.G797];[.A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54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798:.G798];[.A7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42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799:.G799];[.A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eDickie</text:p>
          </table:table-cell>
          <table:table-cell office:value-type="string" calcext:value-type="string">
            <text:p>2298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00:.G800];[.A8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4572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801:.G801];[.A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89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02:.G802];[.A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705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803:.G803];[.A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400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04:.G804];[.A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3392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05:.G805];[.A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276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06:.G806];[.A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254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07:.G807];[.A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2268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08:.G808];[.A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169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09:.G809];[.A8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0983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10:.G810];[.A8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09390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811:.G811];[.A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600966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812:.G812];[.A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8342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813:.G813];[.A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8268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14:.G814];[.A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42510newsML.txt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15:.G815];[.A8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4045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816:.G816];[.A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6857newsML.txt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817:.G817];[.A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416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18:.G818];[.A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415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19:.G819];[.A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409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820:.G820];[.A8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2335newsML.txt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821:.G821];[.A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3067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822:.G822];[.A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873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823:.G823];[.A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820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824:.G824];[.A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6998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825:.G825];[.A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0672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826:.G826];[.A8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206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827:.G827];[.A8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1760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28:.G828];[.A8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50697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829:.G829];[.A8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974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830:.G830];[.A8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95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31:.G831];[.A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91126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32:.G832];[.A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938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33:.G833];[.A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693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834:.G834];[.A8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689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835:.G835];[.A8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82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836:.G836];[.A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696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837:.G837];[.A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6235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38:.G838];[.A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6226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839:.G839];[.A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920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840:.G840];[.A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905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841:.G841];[.A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3294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842:.G842];[.A8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507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43:.G843];[.A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49088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44:.G844];[.A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4579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45:.G845];[.A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674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46:.G846];[.A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643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47:.G847];[.A8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05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48:.G848];[.A8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304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49:.G849];[.A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haelConnor</text:p>
          </table:table-cell>
          <table:table-cell office:value-type="string" calcext:value-type="string">
            <text:p>42763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850:.G850];[.A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887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51:.G851];[.A8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88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852:.G852];[.A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5587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853:.G853];[.A8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64933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54:.G854];[.A8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579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55:.G855];[.A8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579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56:.G856];[.A8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8194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857:.G857];[.A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7863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58:.G858];[.A8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893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859:.G859];[.A8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892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860:.G860];[.A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6238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861:.G861];[.A8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5333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862:.G862];[.A8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992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863:.G863];[.A86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992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864:.G864];[.A8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4332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65:.G865];[.A8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3500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66:.G866];[.A8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748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867:.G867];[.A8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44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68:.G868];[.A8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417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69:.G869];[.A8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2006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70:.G870];[.A8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128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871:.G871];[.A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50218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872:.G872];[.A8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924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873:.G873];[.A8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623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74:.G874];[.A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9060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75:.G875];[.A8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892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876:.G876];[.A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8715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77:.G877];[.A8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7157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878:.G878];[.A8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71546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879:.G879];[.A8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6269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880:.G880];[.A8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5864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881:.G881];[.A8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5568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82:.G882];[.A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358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883:.G883];[.A8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3273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884:.G884];[.A8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93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885:.G885];[.A8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886:.G886];[.A8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87:.G887];[.A8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290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888:.G888];[.A8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17209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889:.G889];[.A8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698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90:.G890];[.A8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386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91:.G891];[.A8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40384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892:.G892];[.A8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8183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893:.G893];[.A8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818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894:.G894];[.A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7793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895:.G895];[.A8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75057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896:.G896];[.A8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904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897:.G897];[.A8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652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98:.G898];[.A8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52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899:.G899];[.A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thewBunce</text:p>
          </table:table-cell>
          <table:table-cell office:value-type="string" calcext:value-type="string">
            <text:p>36289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900:.G900];[.A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674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901:.G901];[.A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8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02:.G902];[.A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692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903:.G903];[.A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48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904:.G904];[.A9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48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905:.G905];[.A9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425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906:.G906];[.A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13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907:.G907];[.A9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110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08:.G908];[.A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205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09:.G909];[.A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740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910:.G910];[.A9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7388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11:.G911];[.A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584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912:.G912];[.A9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1368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913:.G913];[.A9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02931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914:.G914];[.A9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502633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15:.G915];[.A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4876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916:.G916];[.A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386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917:.G917];[.A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114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918:.G918];[.A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91129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19:.G919];[.A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457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20:.G920];[.A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41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921:.G921];[.A9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82117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22:.G922];[.A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6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923:.G923];[.A9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519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24:.G924];[.A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35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25:.G925];[.A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6039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26:.G926];[.A9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54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27:.G927];[.A9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531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28:.G928];[.A9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460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29:.G929];[.A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391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930:.G930];[.A9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333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31:.G931];[.A9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2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32:.G932];[.A9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274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933:.G933];[.A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14923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934:.G934];[.A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40845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35:.G935];[.A9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9629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936:.G936];[.A9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9008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37:.G937];[.A9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7317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38:.G938];[.A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41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939:.G939];[.A9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415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40:.G940];[.A9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511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941:.G941];[.A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471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942:.G942];[.A9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3785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43:.G943];[.A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377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44:.G944];[.A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859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945:.G945];[.A9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4868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946:.G946];[.A9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72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47:.G947];[.A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1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48:.G948];[.A9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21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49:.G949];[.A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tinWolk</text:p>
          </table:table-cell>
          <table:table-cell office:value-type="string" calcext:value-type="string">
            <text:p>3215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50:.G950];[.A9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415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951:.G951];[.A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409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52:.G952];[.A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2780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53:.G953];[.A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273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54:.G954];[.A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12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55:.G955];[.A9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031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956:.G956];[.A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6006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957:.G957];[.A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948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58:.G958];[.A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4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959:.G959];[.A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3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60:.G960];[.A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600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961:.G961];[.A9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34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62:.G962];[.A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9170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63:.G963];[.A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802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964:.G964];[.A9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62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65:.G965];[.A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0804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66:.G966];[.A9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8079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967:.G967];[.A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59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68:.G968];[.A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0837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69:.G969];[.A9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70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70:.G970];[.A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77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971:.G971];[.A9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77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972:.G972];[.A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44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973:.G973];[.A9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6445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74:.G974];[.A9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5223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975:.G975];[.A9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4868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76:.G976];[.A9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486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977:.G977];[.A9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3359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78:.G978];[.A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3035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79:.G979];[.A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985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80:.G980];[.A9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981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981:.G981];[.A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751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982:.G982];[.A9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627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983:.G983];[.A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262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984:.G984];[.A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50901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985:.G985];[.A98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6465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86:.G986];[.A9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62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987:.G987];[.A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60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988:.G988];[.A9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543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989:.G989];[.A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4132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990:.G990];[.A9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4127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991:.G991];[.A9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3462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992:.G992];[.A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646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993:.G993];[.A9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5125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994:.G994];[.A9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5083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995:.G995];[.A9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2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996:.G996];[.A9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2219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997:.G997];[.A9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193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998:.G998];[.A9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1611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999:.G999];[.A9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kBendeich</text:p>
          </table:table-cell>
          <table:table-cell office:value-type="string" calcext:value-type="string">
            <text:p>40894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00:.G1000];[.A10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85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001:.G1001];[.A10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24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02:.G1002];[.A10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233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03:.G1003];[.A1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9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04:.G1004];[.A10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74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05:.G1005];[.A10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5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006:.G1006];[.A10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515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07:.G1007];[.A10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831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08:.G1008];[.A10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831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09:.G1009];[.A10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5720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10:.G1010];[.A10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488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11:.G1011];[.A10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2055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1012:.G1012];[.A10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4114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13:.G1013];[.A10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3898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014:.G1014];[.A10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900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15:.G1015];[.A10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683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16:.G1016];[.A10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608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17:.G1017];[.A10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250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018:.G1018];[.A10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90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19:.G1019];[.A10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323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020:.G1020];[.A10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1230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021:.G1021];[.A10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916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22:.G1022];[.A10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693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23:.G1023];[.A1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611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24:.G1024];[.A1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39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025:.G1025];[.A10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3031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26:.G1026];[.A1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529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27:.G1027];[.A10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1812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028:.G1028];[.A1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181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29:.G1029];[.A10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7084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030:.G1030];[.A10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454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31:.G1031];[.A10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2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32:.G1032];[.A10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8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33:.G1033];[.A10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535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34:.G1034];[.A10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6259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035:.G1035];[.A10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5981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36:.G1036];[.A1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5328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37:.G1037];[.A10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968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038:.G1038];[.A10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94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39:.G1039];[.A10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93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40:.G1040];[.A10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4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41:.G1041];[.A10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40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42:.G1042];[.A10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839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43:.G1043];[.A10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75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044:.G1044];[.A10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436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45:.G1045];[.A10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3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46:.G1046];[.A10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52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047:.G1047];[.A10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5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048:.G1048];[.A10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475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49:.G1049];[.A10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celMichelson</text:p>
          </table:table-cell>
          <table:table-cell office:value-type="string" calcext:value-type="string">
            <text:p>23447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50:.G1050];[.A1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9200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51:.G1051];[.A10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856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52:.G1052];[.A1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97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053:.G1053];[.A1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57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054:.G1054];[.A10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25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55:.G1055];[.A1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24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56:.G1056];[.A10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717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57:.G1057];[.A10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92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58:.G1058];[.A10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810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59:.G1059];[.A10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631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60:.G1060];[.A10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4273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61:.G1061];[.A10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63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62:.G1062];[.A10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5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1063:.G1063];[.A10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90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64:.G1064];[.A10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64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65:.G1065];[.A10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363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066:.G1066];[.A10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1978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067:.G1067];[.A10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1356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068:.G1068];[.A10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60153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069:.G1069];[.A10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97530newsML.txt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70:.G1070];[.A10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659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071:.G1071];[.A10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627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72:.G1072];[.A10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5512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73:.G1073];[.A10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546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074:.G1074];[.A10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256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075:.G1075];[.A10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1688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076:.G1076];[.A1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5113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077:.G1077];[.A10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99374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078:.G1078];[.A1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907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79:.G1079];[.A10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818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080:.G1080];[.A10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8124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81:.G1081];[.A10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6582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082:.G1082];[.A10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6576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083:.G1083];[.A1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525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84:.G1084];[.A10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422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85:.G1085];[.A1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349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086:.G1086];[.A10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3281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87:.G1087];[.A10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2076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088:.G1088];[.A10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0709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089:.G1089];[.A10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4040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090:.G1090];[.A10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975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091:.G1091];[.A1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90774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092:.G1092];[.A10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707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93:.G1093];[.A10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704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094:.G1094];[.A10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6004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095:.G1095];[.A10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5369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96:.G1096];[.A1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4784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097:.G1097];[.A10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404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098:.G1098];[.A10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3735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099:.G1099];[.A10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leyBrowning</text:p>
          </table:table-cell>
          <table:table-cell office:value-type="string" calcext:value-type="string">
            <text:p>3344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0:.G1100];[.A1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803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1:.G1101];[.A1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748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2:.G1102];[.A11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709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3:.G1103];[.A11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4:.G1104];[.A11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78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5:.G1105];[.A1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3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6:.G1106];[.A11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611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7:.G1107];[.A11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5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8:.G1108];[.A11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515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09:.G1109];[.A11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85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0:.G1110];[.A11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42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1:.G1111];[.A11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413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2:.G1112];[.A11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79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3:.G1113];[.A11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46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4:.G1114];[.A11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17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5:.G1115];[.A11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317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6:.G1116];[.A11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68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7:.G1117];[.A11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66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8:.G1118];[.A11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2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19:.G1119];[.A11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223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0:.G1120];[.A11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135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1:.G1121];[.A11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090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2:.G1122];[.A11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4026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3:.G1123];[.A11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8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4:.G1124];[.A11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3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5:.G1125];[.A11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91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6:.G1126];[.A11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78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7:.G1127];[.A1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67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8:.G1128];[.A11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41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29:.G1129];[.A11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40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0:.G1130];[.A11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23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1:.G1131];[.A11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921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2:.G1132];[.A1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831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3:.G1133];[.A11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740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4:.G1134];[.A11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682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5:.G1135];[.A11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88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6:.G1136];[.A11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87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7:.G1137];[.A11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511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8:.G1138];[.A11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7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39:.G1139];[.A11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6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0:.G1140];[.A11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424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1:.G1141];[.A11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360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2:.G1142];[.A11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347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3:.G1143];[.A11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97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4:.G1144];[.A11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93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5:.G1145];[.A11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265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6:.G1146];[.A11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86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7:.G1147];[.A11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1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8:.G1148];[.A11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301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49:.G1149];[.A1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neO'Donnell</text:p>
          </table:table-cell>
          <table:table-cell office:value-type="string" calcext:value-type="string">
            <text:p>296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50:.G1150];[.A11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5388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151:.G1151];[.A1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537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152:.G1152];[.A11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5329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53:.G1153];[.A11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984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54:.G1154];[.A11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6231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155:.G1155];[.A11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330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156:.G1156];[.A1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4330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157:.G1157];[.A11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4138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158:.G1158];[.A11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413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59:.G1159];[.A11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2005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60:.G1160];[.A11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889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1161:.G1161];[.A11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674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62:.G1162];[.A11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142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63:.G1163];[.A1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876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164:.G1164];[.A11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581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165:.G1165];[.A11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50334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166:.G1166];[.A11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7150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67:.G1167];[.A11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877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168:.G1168];[.A11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563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169:.G1169];[.A11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62651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70:.G1170];[.A11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58593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71:.G1171];[.A11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580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72:.G1172];[.A1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49523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73:.G1173];[.A11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4041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174:.G1174];[.A1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389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75:.G1175];[.A1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3267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176:.G1176];[.A11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611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177:.G1177];[.A1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601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178:.G1178];[.A1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2349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179:.G1179];[.A1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989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80:.G1180];[.A1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717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181:.G1181];[.A11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666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182:.G1182];[.A1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192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1183:.G1183];[.A1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1191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184:.G1184];[.A11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994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1185:.G1185];[.A1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993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186:.G1186];[.A11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885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87:.G1187];[.A11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624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188:.G1188];[.A1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40617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189:.G1189];[.A11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9742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190:.G1190];[.A11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90618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191:.G1191];[.A11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743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192:.G1192];[.A11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422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193:.G1193];[.A11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81781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194:.G1194];[.A11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993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195:.G1195];[.A11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788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1196:.G1196];[.A11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1844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197:.G1197];[.A1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7183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198:.G1198];[.A11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8987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199:.G1199];[.A1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diaZajc</text:p>
          </table:table-cell>
          <table:table-cell office:value-type="string" calcext:value-type="string">
            <text:p>36898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200:.G1200];[.A12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8644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01:.G1201];[.A1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8507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202:.G1202];[.A12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8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03:.G1203];[.A1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8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204:.G1204];[.A1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92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205:.G1205];[.A1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80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206:.G1206];[.A1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609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207:.G1207];[.A1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723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08:.G1208];[.A1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6019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09:.G1209];[.A1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5990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10:.G1210];[.A1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4225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211:.G1211];[.A1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944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212:.G1212];[.A1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941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213:.G1213];[.A1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1569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214:.G1214];[.A1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066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215:.G1215];[.A1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5000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16:.G1216];[.A1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453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217:.G1217];[.A1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16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18:.G1218];[.A1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9108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219:.G1219];[.A1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8458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220:.G1220];[.A1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82048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221:.G1221];[.A12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907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222:.G1222];[.A12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45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23:.G1223];[.A12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727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224:.G1224];[.A12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9597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25:.G1225];[.A1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943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226:.G1226];[.A1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7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227:.G1227];[.A1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600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228:.G1228];[.A1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51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229:.G1229];[.A1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25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30:.G1230];[.A1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40833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231:.G1231];[.A1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36678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232:.G1232];[.A1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1539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33:.G1233];[.A1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1384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34:.G1234];[.A1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4045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35:.G1235];[.A12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965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236:.G1236];[.A12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968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237:.G1237];[.A1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7345newsML.txt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238:.G1238];[.A12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691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239:.G1239];[.A12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6430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240:.G1240];[.A1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917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241:.G1241];[.A1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76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242:.G1242];[.A12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72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ricAuchard</text:p>
          </table:table-cell>
          <table:table-cell/>
          <table:table-cell table:formula="of:=COUNTIF([.C1243:.G1243];[.A12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72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1244:.G1244];[.A12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542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45:.G1245];[.A1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99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46:.G1246];[.A1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72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247:.G1247];[.A1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40931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48:.G1248];[.A1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363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249:.G1249];[.A1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uroshKarimkhany</text:p>
          </table:table-cell>
          <table:table-cell office:value-type="string" calcext:value-type="string">
            <text:p>33279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50:.G1250];[.A1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69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51:.G1251];[.A1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53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52:.G1252];[.A1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40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253:.G1253];[.A1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39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254:.G1254];[.A1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810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55:.G1255];[.A1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95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256:.G1256];[.A1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95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57:.G1257];[.A1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68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58:.G1258];[.A1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7224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59:.G1259];[.A1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66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60:.G1260];[.A1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6299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261:.G1261];[.A1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438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62:.G1262];[.A1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3310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263:.G1263];[.A1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063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64:.G1264];[.A1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60053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265:.G1265];[.A12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73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266:.G1266];[.A1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56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67:.G1267];[.A1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422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68:.G1268];[.A1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8351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69:.G1269];[.A1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734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270:.G1270];[.A1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7078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271:.G1271];[.A1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972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72:.G1272];[.A1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773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273:.G1273];[.A12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315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274:.G1274];[.A1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430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275:.G1275];[.A1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3849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276:.G1276];[.A1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267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77:.G1277];[.A1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199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278:.G1278];[.A1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8679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79:.G1279];[.A1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74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80:.G1280];[.A1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74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281:.G1281];[.A1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5072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282:.G1282];[.A1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8857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83:.G1283];[.A1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868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284:.G1284];[.A1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8103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285:.G1285];[.A1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71462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286:.G1286];[.A12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6408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287:.G1287];[.A1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6257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288:.G1288];[.A1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56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89:.G1289];[.A1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24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290:.G1290];[.A1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23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291:.G1291];[.A1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523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92:.G1292];[.A1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94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293:.G1293];[.A1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88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294:.G1294];[.A1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640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295:.G1295];[.A1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126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296:.G1296];[.A1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0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297:.G1297];[.A1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40494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298:.G1298];[.A1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357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299:.G1299];[.A1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rstinRidley</text:p>
          </table:table-cell>
          <table:table-cell office:value-type="string" calcext:value-type="string">
            <text:p>43416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00:.G1300];[.A1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7354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301:.G1301];[.A1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707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302:.G1302];[.A1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6995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303:.G1303];[.A1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5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04:.G1304];[.A1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84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305:.G1305];[.A13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6953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06:.G1306];[.A13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1794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307:.G1307];[.A13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41280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308:.G1308];[.A13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782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09:.G1309];[.A1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46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10:.G1310];[.A1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316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311:.G1311];[.A1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836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12:.G1312];[.A1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64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313:.G1313];[.A1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647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14:.G1314];[.A1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509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15:.G1315];[.A13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21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16:.G1316];[.A13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17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17:.G1317];[.A1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2217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18:.G1318];[.A1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931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319:.G1319];[.A1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613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320:.G1320];[.A13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1611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321:.G1321];[.A13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8899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22:.G1322];[.A13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4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323:.G1323];[.A13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4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24:.G1324];[.A13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4020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25:.G1325];[.A13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920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326:.G1326];[.A1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920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27:.G1327];[.A1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934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28:.G1328];[.A1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29:.G1329];[.A1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1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30:.G1330];[.A13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61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31:.G1331];[.A13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8215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332:.G1332];[.A13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5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1333:.G1333];[.A13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31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34:.G1334];[.A13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1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335:.G1335];[.A13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739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336:.G1336];[.A13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942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37:.G1337];[.A13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38:.G1338];[.A13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8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339:.G1339];[.A13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57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40:.G1340];[.A13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6183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41:.G1341];[.A13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8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42:.G1342];[.A13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72newsML.txt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343:.G1343];[.A13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454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44:.G1344];[.A13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35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45:.G1345];[.A13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35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346:.G1346];[.A13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12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347:.G1347];[.A13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75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48:.G1348];[.A13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72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49:.G1349];[.A13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Morrison</text:p>
          </table:table-cell>
          <table:table-cell office:value-type="string" calcext:value-type="string">
            <text:p>3042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50:.G1350];[.A13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796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351:.G1351];[.A13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47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352:.G1352];[.A13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32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353:.G1353];[.A13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48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54:.G1354];[.A135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386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55:.G1355];[.A1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2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356:.G1356];[.A135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720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357:.G1357];[.A135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695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358:.G1358];[.A1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664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359:.G1359];[.A1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5488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360:.G1360];[.A1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47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361:.G1361];[.A13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4601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362:.G1362];[.A13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9578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363:.G1363];[.A1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54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364:.G1364];[.A1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5234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65:.G1365];[.A13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323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366:.G1366];[.A1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823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367:.G1367];[.A13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029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68:.G1368];[.A1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2020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369:.G1369];[.A13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680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370:.G1370];[.A1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489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371:.G1371];[.A13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388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372:.G1372];[.A1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138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373:.G1373];[.A13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40447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374:.G1374];[.A13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9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375:.G1375];[.A13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67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376:.G1376];[.A13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1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377:.G1377];[.A13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06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378:.G1378];[.A13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80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79:.G1379];[.A13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69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380:.G1380];[.A1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8486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1:.G1381];[.A13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623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82:.G1382];[.A1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57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83:.G1383];[.A1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29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4:.G1384];[.A1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12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5:.G1385];[.A1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700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6:.G1386];[.A13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84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87:.G1387];[.A13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691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388:.G1388];[.A1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660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389:.G1389];[.A1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937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390:.G1390];[.A1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428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391:.G1391];[.A1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50314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392:.G1392];[.A1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818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393:.G1393];[.A1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68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394:.G1394];[.A13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312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95:.G1395];[.A1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4291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396:.G1396];[.A1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983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397:.G1397];[.A13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6783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398:.G1398];[.A1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1542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399:.G1399];[.A1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Drawbaugh</text:p>
          </table:table-cell>
          <table:table-cell office:value-type="string" calcext:value-type="string">
            <text:p>33057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400:.G1400];[.A1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9028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401:.G1401];[.A1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36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02:.G1402];[.A1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32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403:.G1403];[.A1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8279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404:.G1404];[.A14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757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05:.G1405];[.A1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0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406:.G1406];[.A14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70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407:.G1407];[.A14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6511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408:.G1408];[.A1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625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409:.G1409];[.A14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5091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410:.G1410];[.A14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889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411:.G1411];[.A1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78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412:.G1412];[.A1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7694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13:.G1413];[.A1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481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14:.G1414];[.A14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347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15:.G1415];[.A14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056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416:.G1416];[.A1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4045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417:.G1417];[.A14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832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18:.G1418];[.A14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76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419:.G1419];[.A14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7641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20:.G1420];[.A14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3447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21:.G1421];[.A1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11267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22:.G1422];[.A1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818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23:.G1423];[.A1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683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24:.G1424];[.A14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507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425:.G1425];[.A1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40197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426:.G1426];[.A1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986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27:.G1427];[.A1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733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28:.G1428];[.A1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33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29:.G1429];[.A14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183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1430:.G1430];[.A1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918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431:.G1431];[.A1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85959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32:.G1432];[.A14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77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33:.G1433];[.A14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2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34:.G1434];[.A14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7324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435:.G1435];[.A14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5797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436:.G1436];[.A14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78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37:.G1437];[.A14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62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38:.G1438];[.A1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60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39:.G1439];[.A1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330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440:.G1440];[.A1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417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41:.G1441];[.A1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3861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442:.G1442];[.A14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2580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443:.G1443];[.A1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11198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44:.G1444];[.A1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02342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45:.G1445];[.A1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300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446:.G1446];[.A1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480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447:.G1447];[.A1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3079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448:.G1448];[.A14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90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49:.G1449];[.A14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thWeir</text:p>
          </table:table-cell>
          <table:table-cell office:value-type="string" calcext:value-type="string">
            <text:p>28910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50:.G1450];[.A1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561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451:.G1451];[.A1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1990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52:.G1452];[.A1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116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453:.G1453];[.A1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608925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454:.G1454];[.A1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976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55:.G1455];[.A1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822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456:.G1456];[.A1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81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457:.G1457];[.A1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7577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458:.G1458];[.A1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55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459:.G1459];[.A1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55018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60:.G1460];[.A1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9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461:.G1461];[.A1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923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arlPenhau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462:.G1462];[.A14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7412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463:.G1463];[.A1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73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464:.G1464];[.A1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433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465:.G1465];[.A1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81304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66:.G1466];[.A1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880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467:.G1467];[.A1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87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468:.G1468];[.A1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664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469:.G1469];[.A1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42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70:.G1470];[.A1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18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71:.G1471];[.A1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718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472:.G1472];[.A1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691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473:.G1473];[.A1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393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474:.G1474];[.A1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3617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75:.G1475];[.A1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30188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476:.G1476];[.A1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209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477:.G1477];[.A1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07270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478:.G1478];[.A1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042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479:.G1479];[.A1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4009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480:.G1480];[.A1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909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481:.G1481];[.A1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9090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82:.G1482];[.A1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534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483:.G1483];[.A1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52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484:.G1484];[.A1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163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485:.G1485];[.A1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715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486:.G1486];[.A1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9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487:.G1487];[.A1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8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488:.G1488];[.A1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80newsML.txt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489:.G1489];[.A1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1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90:.G1490];[.A1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91:.G1491];[.A1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93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492:.G1492];[.A1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679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93:.G1493];[.A1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67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494:.G1494];[.A1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5661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495:.G1495];[.A1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52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496:.G1496];[.A1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601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497:.G1497];[.A1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56975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498:.G1498];[.A1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569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499:.G1499];[.A1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Penhaul</text:p>
          </table:table-cell>
          <table:table-cell office:value-type="string" calcext:value-type="string">
            <text:p>35389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00:.G1500];[.A15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145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01:.G1501];[.A15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108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02:.G1502];[.A15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44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503:.G1503];[.A15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39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504:.G1504];[.A15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207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05:.G1505];[.A15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5008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06:.G1506];[.A15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961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507:.G1507];[.A15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9180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508:.G1508];[.A15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7041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09:.G1509];[.A15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875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10:.G1510];[.A15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872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11:.G1511];[.A15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753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12:.G1512];[.A15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625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13:.G1513];[.A15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5855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14:.G1514];[.A15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5777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15:.G1515];[.A15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8279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16:.G1516];[.A15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20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517:.G1517];[.A15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1196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18:.G1518];[.A15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405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19:.G1519];[.A15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764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520:.G1520];[.A15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73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21:.G1521];[.A15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419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22:.G1522];[.A15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27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23:.G1523];[.A15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261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524:.G1524];[.A15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3113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525:.G1525];[.A15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56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526:.G1526];[.A15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494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27:.G1527];[.A15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445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28:.G1528];[.A15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343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29:.G1529];[.A15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42337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530:.G1530];[.A15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93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31:.G1531];[.A15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88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32:.G1532];[.A15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878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33:.G1533];[.A15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555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34:.G1534];[.A15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547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535:.G1535];[.A15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841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36:.G1536];[.A15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69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537:.G1537];[.A15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64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38:.G1538];[.A15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037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539:.G1539];[.A15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7035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40:.G1540];[.A15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80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41:.G1541];[.A15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7612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42:.G1542];[.A15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644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43:.G1543];[.A15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175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544:.G1544];[.A15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6129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545:.G1545];[.A15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5503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546:.G1546];[.A15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550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547:.G1547];[.A15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33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48:.G1548];[.A15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01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49:.G1549];[.A15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nathanBirt</text:p>
          </table:table-cell>
          <table:table-cell office:value-type="string" calcext:value-type="string">
            <text:p>34012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550:.G1550];[.A15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971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51:.G1551];[.A15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95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552:.G1552];[.A15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79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553:.G1553];[.A155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49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554:.G1554];[.A15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113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55:.G1555];[.A15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8613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556:.G1556];[.A15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597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557:.G1557];[.A15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505949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558:.G1558];[.A15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993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59:.G1559];[.A15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837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60:.G1560];[.A156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7161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561:.G1561];[.A15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86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562:.G1562];[.A15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86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563:.G1563];[.A15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7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64:.G1564];[.A15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74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65:.G1565];[.A15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654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66:.G1566];[.A15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5548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567:.G1567];[.A15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482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568:.G1568];[.A15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4636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569:.G1569];[.A15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55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70:.G1570];[.A15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411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71:.G1571];[.A157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287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72:.G1572];[.A15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32537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573:.G1573];[.A15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9099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574:.G1574];[.A157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370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575:.G1575];[.A15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20831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76:.G1576];[.A157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102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77:.G1577];[.A15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04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78:.G1578];[.A15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40068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579:.G1579];[.A15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95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580:.G1580];[.A15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91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581:.G1581];[.A158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7206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82:.G1582];[.A15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716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583:.G1583];[.A15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993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584:.G1584];[.A15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6695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585:.G1585];[.A15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66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586:.G1586];[.A15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3739newsML.txt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587:.G1587];[.A15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24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588:.G1588];[.A15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5052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589:.G1589];[.A15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492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590:.G1590];[.A15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436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591:.G1591];[.A15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78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592:.G1592];[.A15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1184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1593:.G1593];[.A15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2088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1594:.G1594];[.A15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3181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95:.G1595];[.A15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989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596:.G1596];[.A15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9212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597:.G1597];[.A15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6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598:.G1598];[.A15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29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599:.G1599];[.A15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Mastrini</text:p>
          </table:table-cell>
          <table:table-cell office:value-type="string" calcext:value-type="string">
            <text:p>2828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00:.G1600];[.A16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7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01:.G1601];[.A16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256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602:.G1602];[.A16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809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03:.G1603];[.A16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7983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604:.G1604];[.A16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76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05:.G1605];[.A16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94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1606:.G1606];[.A16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4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607:.G1607];[.A16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48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608:.G1608];[.A16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7057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609:.G1609];[.A16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669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10:.G1610];[.A16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712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11:.G1611];[.A16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68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12:.G1612];[.A16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55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13:.G1613];[.A16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508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14:.G1614];[.A16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43467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15:.G1615];[.A16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405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616:.G1616];[.A16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3735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17:.G1617];[.A16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341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618:.G1618];[.A16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2720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19:.G1619];[.A16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244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20:.G1620];[.A16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9241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21:.G1621];[.A16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8695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22:.G1622];[.A16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711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623:.G1623];[.A16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6007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24:.G1624];[.A16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5575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25:.G1625];[.A16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557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EdnaFernandes</text:p>
          </table:table-cell>
          <table:table-cell/>
          <table:table-cell table:formula="of:=COUNTIF([.C1626:.G1626];[.A16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4230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27:.G1627];[.A16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416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28:.G1628];[.A16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33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29:.G1629];[.A16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33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30:.G1630];[.A16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1134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31:.G1631];[.A16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880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32:.G1632];[.A16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815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33:.G1633];[.A16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520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634:.G1634];[.A16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506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635:.G1635];[.A16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2351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36:.G1636];[.A16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205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37:.G1637];[.A16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4005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38:.G1638];[.A16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9877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639:.G1639];[.A16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9737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640:.G1640];[.A16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8829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641:.G1641];[.A16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8736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42:.G1642];[.A16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7359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43:.G1643];[.A16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96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644:.G1644];[.A16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56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645:.G1645];[.A16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54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646:.G1646];[.A16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8418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647:.G1647];[.A16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89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48:.G1648];[.A16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34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649:.G1649];[.A16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eOrtiz</text:p>
          </table:table-cell>
          <table:table-cell office:value-type="string" calcext:value-type="string">
            <text:p>37933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50:.G1650];[.A16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76408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51:.G1651];[.A16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76127newsML.txt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652:.G1652];[.A16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460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653:.G1653];[.A16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40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54:.G1654];[.A16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605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55:.G1655];[.A16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478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656:.G1656];[.A16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40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57:.G1657];[.A16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3556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658:.G1658];[.A16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3163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659:.G1659];[.A16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989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660:.G1660];[.A16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763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661:.G1661];[.A16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22657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662:.G1662];[.A16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1442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nathanBirt</text:p>
          </table:table-cell>
          <table:table-cell/>
          <table:table-cell table:formula="of:=COUNTIF([.C1663:.G1663];[.A16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30368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64:.G1664];[.A16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870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65:.G1665];[.A16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8646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666:.G1666];[.A16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550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667:.G1667];[.A16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4369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68:.G1668];[.A16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433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69:.G1669];[.A16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9303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70:.G1670];[.A16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671:.G1671];[.A16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3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72:.G1672];[.A16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452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673:.G1673];[.A16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36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674:.G1674];[.A16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35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75:.G1675];[.A16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7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76:.G1676];[.A16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7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77:.G1677];[.A16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26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678:.G1678];[.A16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159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79:.G1679];[.A16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15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680:.G1680];[.A16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7061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81:.G1681];[.A16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91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682:.G1682];[.A16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79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683:.G1683];[.A16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6509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684:.G1684];[.A16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437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685:.G1685];[.A16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541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86:.G1686];[.A16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04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87:.G1687];[.A16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304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688:.G1688];[.A16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516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89:.G1689];[.A16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710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90:.G1690];[.A16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70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691:.G1691];[.A16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56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692:.G1692];[.A16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404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693:.G1693];[.A16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9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694:.G1694];[.A16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798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695:.G1695];[.A16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489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1696:.G1696];[.A16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32077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697:.G1697];[.A16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550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698:.G1698];[.A16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549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699:.G1699];[.A16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Winterbottom</text:p>
          </table:table-cell>
          <table:table-cell office:value-type="string" calcext:value-type="string">
            <text:p>224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700:.G1700];[.A17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307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01:.G1701];[.A17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3070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702:.G1702];[.A17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79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03:.G1703];[.A17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306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704:.G1704];[.A17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2001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05:.G1705];[.A17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998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706:.G1706];[.A17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90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07:.G1707];[.A17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70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708:.G1708];[.A17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68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709:.G1709];[.A17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8676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10:.G1710];[.A17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1799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11:.G1711];[.A17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31033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712:.G1712];[.A17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6039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713:.G1713];[.A171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56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714:.G1714];[.A17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505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15:.G1715];[.A17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357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716:.G1716];[.A171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9090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717:.G1717];[.A17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561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718:.G1718];[.A17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561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719:.G1719];[.A17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8117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20:.G1720];[.A17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75557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1721:.G1721];[.A17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7505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722:.G1722];[.A17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706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723:.G1723];[.A17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4074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724:.G1724];[.A17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4073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25:.G1725];[.A17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61243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726:.G1726];[.A17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862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27:.G1727];[.A17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86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728:.G1728];[.A17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4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29:.G1729];[.A17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30:.G1730];[.A17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5210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31:.G1731];[.A17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4627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732:.G1732];[.A17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987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733:.G1733];[.A17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9869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734:.G1734];[.A17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694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735:.G1735];[.A17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6935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36:.G1736];[.A17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3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737:.G1737];[.A17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38:.G1738];[.A17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51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739:.G1739];[.A17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404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40:.G1740];[.A17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2779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41:.G1741];[.A17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1095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42:.G1742];[.A17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310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743:.G1743];[.A17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836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744:.G1744];[.A17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279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45:.G1745];[.A174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161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46:.G1746];[.A17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01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47:.G1747];[.A17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201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48:.G1748];[.A17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1728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49:.G1749];[.A17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mGilchrist</text:p>
          </table:table-cell>
          <table:table-cell office:value-type="string" calcext:value-type="string">
            <text:p>217251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750:.G1750];[.A17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7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51:.G1751];[.A17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6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52:.G1752];[.A17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3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753:.G1753];[.A17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2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54:.G1754];[.A17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62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55:.G1755];[.A17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8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56:.G1756];[.A17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5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57:.G1757];[.A17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54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58:.G1758];[.A17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40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59:.G1759];[.A17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5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760:.G1760];[.A17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4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61:.G1761];[.A17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921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62:.G1762];[.A17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96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63:.G1763];[.A17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947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64:.G1764];[.A17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60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765:.G1765];[.A17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66:.G1766];[.A17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79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767:.G1767];[.A17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641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68:.G1768];[.A17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62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769:.G1769];[.A17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46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70:.G1770];[.A17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46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771:.G1771];[.A17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97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72:.G1772];[.A17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2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773:.G1773];[.A17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21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74:.G1774];[.A17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12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775:.G1775];[.A17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812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76:.G1776];[.A17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7723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777:.G1777];[.A17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61969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778:.G1778];[.A17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587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79:.G1779];[.A17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8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80:.G1780];[.A17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2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781:.G1781];[.A17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927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82:.G1782];[.A17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841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783:.G1783];[.A17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5343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84:.G1784];[.A17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07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85:.G1785];[.A17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4069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arlPenhaul</text:p>
          </table:table-cell>
          <table:table-cell/>
          <table:table-cell table:formula="of:=COUNTIF([.C1786:.G1786];[.A17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932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787:.G1787];[.A17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616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88:.G1788];[.A17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47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789:.G1789];[.A17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35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790:.G1790];[.A17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3352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791:.G1791];[.A17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62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792:.G1792];[.A17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487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793:.G1793];[.A17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18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794:.G1794];[.A17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042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1795:.G1795];[.A17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1015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796:.G1796];[.A17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73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797:.G1797];[.A17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57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798:.G1798];[.A17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7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799:.G1799];[.A17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eMacartney</text:p>
          </table:table-cell>
          <table:table-cell office:value-type="string" calcext:value-type="string">
            <text:p>3016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00:.G1800];[.A18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45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801:.G1801];[.A18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386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02:.G1802];[.A18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256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803:.G1803];[.A18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2021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804:.G1804];[.A18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9868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805:.G1805];[.A18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286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06:.G1806];[.A18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113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07:.G1807];[.A18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0861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08:.G1808];[.A18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50596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09:.G1809];[.A18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510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810:.G1810];[.A18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50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811:.G1811];[.A18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448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12:.G1812];[.A18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3334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13:.G1813];[.A18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90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14:.G1814];[.A18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899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815:.G1815];[.A18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812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16:.G1816];[.A18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74165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817:.G1817];[.A18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7167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AlanCrosby</text:p>
          </table:table-cell>
          <table:table-cell/>
          <table:table-cell table:formula="of:=COUNTIF([.C1818:.G1818];[.A18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74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819:.G1819];[.A18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55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820:.G1820];[.A18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44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821:.G1821];[.A18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625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822:.G1822];[.A18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92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823:.G1823];[.A18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57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24:.G1824];[.A18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5258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25:.G1825];[.A18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4663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26:.G1826];[.A18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463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27:.G1827];[.A18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267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28:.G1828];[.A18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4099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29:.G1829];[.A18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79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830:.G1830];[.A18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50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31:.G1831];[.A18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1984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832:.G1832];[.A18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1688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33:.G1833];[.A18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70111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834:.G1834];[.A18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911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35:.G1835];[.A18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885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36:.G1836];[.A18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6884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37:.G1837];[.A18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4654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838:.G1838];[.A18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4650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839:.G1839];[.A18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29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40:.G1840];[.A18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120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41:.G1841];[.A18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11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42:.G1842];[.A18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09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43:.G1843];[.A18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208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44:.G1844];[.A18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4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845:.G1845];[.A18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4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846:.G1846];[.A18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2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847:.G1847];[.A18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12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848:.G1848];[.A18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08330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849:.G1849];[.A18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nLopatka</text:p>
          </table:table-cell>
          <table:table-cell office:value-type="string" calcext:value-type="string">
            <text:p>30807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850:.G1850];[.A18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60813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51:.G1851];[.A185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6023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52:.G1852];[.A18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9737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1853:.G1853];[.A18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958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854:.G1854];[.A18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42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855:.G1855];[.A18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84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856:.G1856];[.A18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85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57:.G1857];[.A18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858:.G1858];[.A18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59:.G1859];[.A18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860:.G1860];[.A18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409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861:.G1861];[.A18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12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862:.G1862];[.A186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7041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63:.G1863];[.A18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68902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64:.G1864];[.A186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6233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865:.G1865];[.A18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91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66:.G1866];[.A186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5389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867:.G1867];[.A186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441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868:.G1868];[.A186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53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869:.G1869];[.A186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62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870:.G1870];[.A18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331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871:.G1871];[.A18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400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872:.G1872];[.A18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349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873:.G1873];[.A18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5314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74:.G1874];[.A18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9621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75:.G1875];[.A187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951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876:.G1876];[.A18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87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877:.G1877];[.A187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397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878:.G1878];[.A18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832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79:.G1879];[.A18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715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880:.G1880];[.A18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992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881:.G1881];[.A18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901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882:.G1882];[.A18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5861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883:.G1883];[.A188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33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884:.G1884];[.A18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33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885:.G1885];[.A18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2602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886:.G1886];[.A18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0994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87:.G1887];[.A18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40524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888:.G1888];[.A18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8607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89:.G1889];[.A18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8178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890:.G1890];[.A18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6377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891:.G1891];[.A189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6227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1892:.G1892];[.A18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5979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93:.G1893];[.A189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56586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894:.G1894];[.A18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411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95:.G1895];[.A18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39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896:.G1896];[.A189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37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897:.G1897];[.A18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2103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898:.G1898];[.A189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0932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899:.G1899];[.A18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therScoffield</text:p>
          </table:table-cell>
          <table:table-cell office:value-type="string" calcext:value-type="string">
            <text:p>3076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00:.G1900];[.A19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4043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01:.G1901];[.A19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4010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902:.G1902];[.A19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2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1903:.G1903];[.A19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0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904:.G1904];[.A19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904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05:.G1905];[.A19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3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06:.G1906];[.A19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0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907:.G1907];[.A19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670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908:.G1908];[.A19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978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09:.G1909];[.A19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50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1910:.G1910];[.A19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48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11:.G1911];[.A19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546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12:.G1912];[.A19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409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13:.G1913];[.A19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2211newsML.txt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14:.G1914];[.A19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9213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15:.G1915];[.A19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798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916:.G1916];[.A19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22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17:.G1917];[.A19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2223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918:.G1918];[.A19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1277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919:.G1919];[.A19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8009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20:.G1920];[.A19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86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21:.G1921];[.A19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242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22:.G1922];[.A19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4076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923:.G1923];[.A19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92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24:.G1924];[.A19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52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25:.G1925];[.A19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22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926:.G1926];[.A19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617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27:.G1927];[.A19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323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28:.G1928];[.A19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931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29:.G1929];[.A19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351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930:.G1930];[.A19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2307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1931:.G1931];[.A19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99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932:.G1932];[.A19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68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33:.G1933];[.A19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6210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34:.G1934];[.A19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36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FumikoFujisaki</text:p>
          </table:table-cell>
          <table:table-cell/>
          <table:table-cell table:formula="of:=COUNTIF([.C1935:.G1935];[.A19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1184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1936:.G1936];[.A19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735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937:.G1937];[.A19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287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38:.G1938];[.A19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28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39:.G1939];[.A19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30059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40:.G1940];[.A19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79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41:.G1941];[.A19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790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42:.G1942];[.A19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58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1943:.G1943];[.A19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950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944:.G1944];[.A19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972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45:.G1945];[.A19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662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FumikoFujisak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1946:.G1946];[.A19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9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47:.G1947];[.A19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59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48:.G1948];[.A19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203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949:.G1949];[.A19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hamEarnshaw</text:p>
          </table:table-cell>
          <table:table-cell office:value-type="string" calcext:value-type="string">
            <text:p>280506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50:.G1950];[.A19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82428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951:.G1951];[.A19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1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952:.G1952];[.A19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1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1953:.G1953];[.A19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90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54:.G1954];[.A19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781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1955:.G1955];[.A19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60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56:.G1956];[.A19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7223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1957:.G1957];[.A19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661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58:.G1958];[.A19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411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59:.G1959];[.A19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90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60:.G1960];[.A19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55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61:.G1961];[.A19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355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62:.G1962];[.A19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99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1963:.G1963];[.A19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96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64:.G1964];[.A19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79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1965:.G1965];[.A19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79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1966:.G1966];[.A19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468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1967:.G1967];[.A19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2320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1968:.G1968];[.A19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50144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969:.G1969];[.A19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9828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70:.G1970];[.A19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444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1971:.G1971];[.A19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15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72:.G1972];[.A19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7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73:.G1973];[.A19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4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1974:.G1974];[.A19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8020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75:.G1975];[.A19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895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1976:.G1976];[.A19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887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77:.G1977];[.A19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18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1978:.G1978];[.A19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708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1979:.G1979];[.A19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1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80:.G1980];[.A19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1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81:.G1981];[.A19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0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1982:.G1982];[.A19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60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83:.G1983];[.A19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6102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984:.G1984];[.A19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93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85:.G1985];[.A19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30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86:.G1986];[.A19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515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1987:.G1987];[.A19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444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1988:.G1988];[.A19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442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89:.G1989];[.A19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94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1990:.G1990];[.A19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489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1991:.G1991];[.A19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47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1992:.G1992];[.A19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14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1993:.G1993];[.A19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303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94:.G1994];[.A19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68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1995:.G1995];[.A19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66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96:.G1996];[.A19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52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1997:.G1997];[.A19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2400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1998:.G1998];[.A19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1645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1999:.G1999];[.A19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ikoFujisaki</text:p>
          </table:table-cell>
          <table:table-cell office:value-type="string" calcext:value-type="string">
            <text:p>40907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00:.G2000];[.A20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61840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001:.G2001];[.A20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56113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02:.G2002];[.A20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536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03:.G2003];[.A20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3914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004:.G2004];[.A20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356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005:.G2005];[.A20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544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06:.G2006];[.A20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4749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07:.G2007];[.A20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23278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08:.G2008];[.A20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764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2009:.G2009];[.A20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7487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10:.G2010];[.A20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51598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011:.G2011];[.A20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836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12:.G2012];[.A20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8271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13:.G2013];[.A20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7036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2014:.G2014];[.A20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65164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015:.G2015];[.A20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99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16:.G2016];[.A20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701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17:.G2017];[.A20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562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18:.G2018];[.A20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3123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19:.G2019];[.A20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891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2020:.G2020];[.A20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8649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021:.G2021];[.A20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6785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022:.G2022];[.A20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1260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23:.G2023];[.A20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94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24:.G2024];[.A20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84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25:.G2025];[.A20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836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026:.G2026];[.A20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752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027:.G2027];[.A20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643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028:.G2028];[.A20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445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029:.G2029];[.A20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4031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30:.G2030];[.A20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8253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31:.G2031];[.A20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8228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32:.G2032];[.A20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7457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33:.G2033];[.A20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776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34:.G2034];[.A20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713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35:.G2035];[.A20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653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SamuelPerry</text:p>
          </table:table-cell>
          <table:table-cell/>
          <table:table-cell table:formula="of:=COUNTIF([.C2036:.G2036];[.A20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5636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37:.G2037];[.A20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5327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038:.G2038];[.A20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79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039:.G2039];[.A20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77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40:.G2040];[.A20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3922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041:.G2041];[.A20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18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042:.G2042];[.A20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135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SamuelPerr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43:.G2043];[.A20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3057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anEeLyn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2044:.G2044];[.A20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8845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045:.G2045];[.A20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601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046:.G2046];[.A20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383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047:.G2047];[.A20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2061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048:.G2048];[.A20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1691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49:.G2049];[.A20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icAuchard</text:p>
          </table:table-cell>
          <table:table-cell office:value-type="string" calcext:value-type="string">
            <text:p>314122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50:.G2050];[.A20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601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51:.G2051];[.A20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801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52:.G2052];[.A20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50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53:.G2053];[.A20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2479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54:.G2054];[.A20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243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2055:.G2055];[.A20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5197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2056:.G2056];[.A20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7916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057:.G2057];[.A20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4955newsML.txt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058:.G2058];[.A20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4331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059:.G2059];[.A20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7133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060:.G2060];[.A20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1647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061:.G2061];[.A20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3163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62:.G2062];[.A20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95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063:.G2063];[.A20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76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064:.G2064];[.A20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242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65:.G2065];[.A20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2092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066:.G2066];[.A20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9311newsML.txt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067:.G2067];[.A20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44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68:.G2068];[.A20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3399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69:.G2069];[.A20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257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070:.G2070];[.A20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1202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071:.G2071];[.A20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11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072:.G2072];[.A20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10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KirstinRidley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73:.G2073];[.A20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9691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74:.G2074];[.A20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9658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075:.G2075];[.A20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80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076:.G2076];[.A20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3705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077:.G2077];[.A20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30360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078:.G2078];[.A20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997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079:.G2079];[.A20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87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080:.G2080];[.A20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72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81:.G2081];[.A20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9049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082:.G2082];[.A20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865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083:.G2083];[.A20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66476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084:.G2084];[.A208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5821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85:.G2085];[.A20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57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86:.G2086];[.A20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43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087:.G2087];[.A20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53043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88:.G2088];[.A20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1063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2089:.G2089];[.A20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0680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090:.G2090];[.A20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404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91:.G2091];[.A20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9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092:.G2092];[.A20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7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093:.G2093];[.A20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917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094:.G2094];[.A20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794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095:.G2095];[.A20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792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096:.G2096];[.A20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587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097:.G2097];[.A20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098:.G2098];[.A20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099:.G2099];[.A20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aFernandes</text:p>
          </table:table-cell>
          <table:table-cell office:value-type="string" calcext:value-type="string">
            <text:p>232106newsML.txt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nathanBirt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100:.G2100];[.A2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671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101:.G2101];[.A2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48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02:.G2102];[.A2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1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03:.G2103];[.A2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309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104:.G2104];[.A21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5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05:.G2105];[.A21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5690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106:.G2106];[.A2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2727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07:.G2107];[.A2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159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108:.G2108];[.A2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21566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109:.G2109];[.A2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702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110:.G2110];[.A21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6966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111:.G2111];[.A2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14006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12:.G2112];[.A21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980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13:.G2113];[.A2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587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114:.G2114];[.A2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301809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115:.G2115];[.A211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45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16:.G2116];[.A21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26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117:.G2117];[.A2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122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18:.G2118];[.A2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0324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119:.G2119];[.A2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901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120:.G2120];[.A2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8662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21:.G2121];[.A2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844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122:.G2122];[.A21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62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123:.G2123];[.A2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711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24:.G2124];[.A21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8565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125:.G2125];[.A2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73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126:.G2126];[.A2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67732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27:.G2127];[.A2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6721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28:.G2128];[.A21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5092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129:.G2129];[.A21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439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130:.G2130];[.A2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826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31:.G2131];[.A2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769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132:.G2132];[.A2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70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133:.G2133];[.A2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609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134:.G2134];[.A21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4761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35:.G2135];[.A2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341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36:.G2136];[.A2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8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oddNissen</text:p>
          </table:table-cell>
          <table:table-cell/>
          <table:table-cell table:formula="of:=COUNTIF([.C2137:.G2137];[.A2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750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38:.G2138];[.A2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2067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139:.G2139];[.A2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179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2140:.G2140];[.A21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4323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141:.G2141];[.A2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366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42:.G2142];[.A2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2581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43:.G2143];[.A2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201827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44:.G2144];[.A21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56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45:.G2145];[.A2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56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46:.G2146];[.A21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4855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47:.G2147];[.A2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93380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148:.G2148];[.A21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8717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49:.G2149];[.A2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vidLawder</text:p>
          </table:table-cell>
          <table:table-cell office:value-type="string" calcext:value-type="string">
            <text:p>18383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150:.G2150];[.A21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233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51:.G2151];[.A2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52:.G2152];[.A21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3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53:.G2153];[.A2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5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54:.G2154];[.A2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1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155:.G2155];[.A2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109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56:.G2156];[.A2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6017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157:.G2157];[.A2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9158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58:.G2158];[.A21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87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159:.G2159];[.A2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717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60:.G2160];[.A2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5580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161:.G2161];[.A21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479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62:.G2162];[.A2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329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63:.G2163];[.A2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5211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64:.G2164];[.A21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985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165:.G2165];[.A2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38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66:.G2166];[.A2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385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67:.G2167];[.A2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150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68:.G2168];[.A2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4077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69:.G2169];[.A2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374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170:.G2170];[.A21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4128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71:.G2171];[.A2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342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72:.G2172];[.A217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2131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173:.G2173];[.A217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0877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174:.G2174];[.A2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5021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175:.G2175];[.A2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9917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76:.G2176];[.A21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89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77:.G2177];[.A2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854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178:.G2178];[.A2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684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179:.G2179];[.A2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30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80:.G2180];[.A218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25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81:.G2181];[.A2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816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82:.G2182];[.A21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715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183:.G2183];[.A2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7151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184:.G2184];[.A2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69968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185:.G2185];[.A2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992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86:.G2186];[.A2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90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87:.G2187];[.A2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78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188:.G2188];[.A2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56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189:.G2189];[.A2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24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190:.G2190];[.A2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519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191:.G2191];[.A2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8913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192:.G2192];[.A219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50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193:.G2193];[.A2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376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194:.G2194];[.A2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267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195:.G2195];[.A2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316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196:.G2196];[.A2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260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197:.G2197];[.A2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4097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198:.G2198];[.A2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9476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199:.G2199];[.A2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rrenSchuettler</text:p>
          </table:table-cell>
          <table:table-cell office:value-type="string" calcext:value-type="string">
            <text:p>39204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200:.G2200];[.A22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597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01:.G2201];[.A22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5613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02:.G2202];[.A22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412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03:.G2203];[.A22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3949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04:.G2204];[.A2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191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05:.G2205];[.A22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4167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06:.G2206];[.A22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3226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07:.G2207];[.A22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1013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08:.G2208];[.A2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1013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09:.G2209];[.A2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0978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10:.G2210];[.A2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502697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11:.G2211];[.A22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9850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12:.G2212];[.A22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887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213:.G2213];[.A2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7821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214:.G2214];[.A2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40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15:.G2215];[.A2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928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16:.G2216];[.A2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62813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17:.G2217];[.A22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600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218:.G2218];[.A2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767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219:.G2219];[.A22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550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EricAuchar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20:.G2220];[.A2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30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21:.G2221];[.A22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62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222:.G2222];[.A22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3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223:.G2223];[.A22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205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24:.G2224];[.A22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53180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25:.G2225];[.A22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47074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26:.G2226];[.A22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40399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227:.G2227];[.A22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3351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228:.G2228];[.A2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294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29:.G2229];[.A2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2410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30:.G2230];[.A2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1866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31:.G2231];[.A2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1680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232:.G2232];[.A2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062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233:.G2233];[.A22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40314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234:.G2234];[.A2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987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35:.G2235];[.A2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979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36:.G2236];[.A2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87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37:.G2237];[.A2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83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238:.G2238];[.A22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75576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39:.G2239];[.A2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70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40:.G2240];[.A2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34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ouroshKarimkhan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41:.G2241];[.A2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11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42:.G2242];[.A22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602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243:.G2243];[.A22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731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44:.G2244];[.A22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72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245:.G2245];[.A22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522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46:.G2246];[.A22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5121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47:.G2247];[.A22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8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48:.G2248];[.A2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6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49:.G2249];[.A22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dDorfman</text:p>
          </table:table-cell>
          <table:table-cell office:value-type="string" calcext:value-type="string">
            <text:p>3471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250:.G2250];[.A22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44446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51:.G2251];[.A2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4157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52:.G2252];[.A225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84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53:.G2253];[.A2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84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54:.G2254];[.A2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5746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55:.G2255];[.A225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213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leyBrowning</text:p>
          </table:table-cell>
          <table:table-cell/>
          <table:table-cell table:formula="of:=COUNTIF([.C2256:.G2256];[.A2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3213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diaZajc</text:p>
          </table:table-cell>
          <table:table-cell/>
          <table:table-cell table:formula="of:=COUNTIF([.C2257:.G2257];[.A2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21832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258:.G2258];[.A225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6146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259:.G2259];[.A225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843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60:.G2260];[.A2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8242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261:.G2261];[.A226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6448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262:.G2262];[.A2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6444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263:.G2263];[.A22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5744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264:.G2264];[.A22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5595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265:.G2265];[.A226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4670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66:.G2266];[.A22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3355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267:.G2267];[.A2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5013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68:.G2268];[.A2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964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69:.G2269];[.A2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8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70:.G2270];[.A227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271:.G2271];[.A2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816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72:.G2272];[.A2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520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73:.G2273];[.A2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51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74:.G2274];[.A2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367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275:.G2275];[.A2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90941newsML.txt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76:.G2276];[.A2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61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77:.G2277];[.A2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60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278:.G2278];[.A227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329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279:.G2279];[.A227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83285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280:.G2280];[.A2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7356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oddNisse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281:.G2281];[.A2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5786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82:.G2282];[.A228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524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283:.G2283];[.A2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4836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284:.G2284];[.A22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34639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85:.G2285];[.A22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3462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286:.G2286];[.A22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96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87:.G2287];[.A22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7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88:.G2288];[.A228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22169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289:.G2289];[.A228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64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290:.G2290];[.A229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6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291:.G2291];[.A2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41194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292:.G2292];[.A2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864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KirstinRidley</text:p>
          </table:table-cell>
          <table:table-cell/>
          <table:table-cell table:formula="of:=COUNTIF([.C2293:.G2293];[.A2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70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294:.G2294];[.A229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702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295:.G2295];[.A229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23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296:.G2296];[.A2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18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297:.G2297];[.A229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7390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298:.G2298];[.A2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571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299:.G2299];[.A2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nardHickey</text:p>
          </table:table-cell>
          <table:table-cell office:value-type="string" calcext:value-type="string">
            <text:p>36184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300:.G2300];[.A230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793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301:.G2301];[.A23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79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02:.G2302];[.A230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62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303:.G2303];[.A230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32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04:.G2304];[.A230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21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05:.G2305];[.A230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128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06:.G2306];[.A230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12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307:.G2307];[.A230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7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08:.G2308];[.A230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26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309:.G2309];[.A230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80017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310:.G2310];[.A23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720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11:.G2311];[.A231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4132newsML.txt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12:.G2312];[.A2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3993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313:.G2313];[.A2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2324newsML.txt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14:.G2314];[.A231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7096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15:.G2315];[.A2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9436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16:.G2316];[.A2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205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317:.G2317];[.A231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6200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18:.G2318];[.A231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8909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19:.G2319];[.A231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4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imonCowel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320:.G2320];[.A232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244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21:.G2321];[.A232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1176newsML.txt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322:.G2322];[.A232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511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323:.G2323];[.A23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47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324:.G2324];[.A232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330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25:.G2325];[.A232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32931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326:.G2326];[.A232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952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MarcelMichelson</text:p>
          </table:table-cell>
          <table:table-cell/>
          <table:table-cell table:formula="of:=COUNTIF([.C2327:.G2327];[.A23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9230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28:.G2328];[.A232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985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29:.G2329];[.A232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6651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30:.G2330];[.A233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47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331:.G2331];[.A233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99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32:.G2332];[.A23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71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333:.G2333];[.A233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820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34:.G2334];[.A233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56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35:.G2335];[.A2335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5542newsML.txt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36:.G2336];[.A233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ouroshKarimkhany</text:p>
          </table:table-cell>
          <table:table-cell/>
          <table:table-cell table:formula="of:=COUNTIF([.C2337:.G2337];[.A233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1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338:.G2338];[.A233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7310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339:.G2339];[.A233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670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340:.G2340];[.A234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6575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41:.G2341];[.A234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91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42:.G2342];[.A234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7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43:.G2343];[.A234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752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344:.G2344];[.A2344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51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345:.G2345];[.A23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48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346:.G2346];[.A234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74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47:.G2347];[.A234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65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48:.G2348];[.A2348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5373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eterHumphr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49:.G2349];[.A23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jaminKangLim</text:p>
          </table:table-cell>
          <table:table-cell office:value-type="string" calcext:value-type="string">
            <text:p>24628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50:.G2350];[.A235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5553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351:.G2351];[.A23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5393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52:.G2352];[.A23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947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353:.G2353];[.A23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945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54:.G2354];[.A23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831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355:.G2355];[.A23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646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356:.G2356];[.A23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34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ichaelConnor</text:p>
          </table:table-cell>
          <table:table-cell/>
          <table:table-cell table:formula="of:=COUNTIF([.C2357:.G2357];[.A23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204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58:.G2358];[.A23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570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359:.G2359];[.A23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46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60:.G2360];[.A23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404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61:.G2361];[.A23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880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362:.G2362];[.A23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74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363:.G2363];[.A23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573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364:.G2364];[.A23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31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65:.G2365];[.A23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3262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66:.G2366];[.A23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571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367:.G2367];[.A23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56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368:.G2368];[.A23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4504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69:.G2369];[.A23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340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370:.G2370];[.A23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215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71:.G2371];[.A23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869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372:.G2372];[.A23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562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373:.G2373];[.A23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15565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374:.G2374];[.A23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7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375:.G2375];[.A23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04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76:.G2376];[.A23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4003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377:.G2377];[.A23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73284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78:.G2378];[.A23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688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79:.G2379];[.A23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606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380:.G2380];[.A23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56530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381:.G2381];[.A23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79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382:.G2382];[.A23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624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JoWinterbottom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83:.G2383];[.A23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40179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384:.G2384];[.A23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9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385:.G2385];[.A23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2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386:.G2386];[.A2386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387:.G2387];[.A238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7048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ScottHillis</text:p>
          </table:table-cell>
          <table:table-cell/>
          <table:table-cell table:formula="of:=COUNTIF([.C2388:.G2388];[.A23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69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89:.G2389];[.A23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316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390:.G2390];[.A23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951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391:.G2391];[.A23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5793newsML.tx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392:.G2392];[.A23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209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393:.G2393];[.A23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989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394:.G2394];[.A23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81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395:.G2395];[.A23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607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SimonCowell</text:p>
          </table:table-cell>
          <table:table-cell/>
          <table:table-cell table:formula="of:=COUNTIF([.C2396:.G2396];[.A23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603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397:.G2397];[.A23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1127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PeterHumphrey</text:p>
          </table:table-cell>
          <table:table-cell/>
          <table:table-cell table:formula="of:=COUNTIF([.C2398:.G2398];[.A23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962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399:.G2399];[.A23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xanderSmith</text:p>
          </table:table-cell>
          <table:table-cell office:value-type="string" calcext:value-type="string">
            <text:p>308119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00:.G2400];[.A24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1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401:.G2401];[.A24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12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402:.G2402];[.A24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6803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03:.G2403];[.A24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404037newsML.txt</text:p>
          </table:table-cell>
          <table:table-cell office:value-type="string" calcext:value-type="string">
            <text:p>LydiaZajc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404:.G2404];[.A24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97638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ScottHillis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405:.G2405];[.A24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8439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06:.G2406];[.A24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81679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tthewBunce</text:p>
          </table:table-cell>
          <table:table-cell/>
          <table:table-cell table:formula="of:=COUNTIF([.C2407:.G2407];[.A24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78036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08:.G2408];[.A24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75217newsML.txt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oWinterbottom</text:p>
          </table:table-cell>
          <table:table-cell/>
          <table:table-cell table:formula="of:=COUNTIF([.C2409:.G2409];[.A24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9180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410:.G2410];[.A24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797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11:.G2411];[.A24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688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12:.G2412];[.A24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58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13:.G2413];[.A24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381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414:.G2414];[.A24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373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15:.G2415];[.A24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627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16:.G2416];[.A24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61663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417:.G2417];[.A24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9894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418:.G2418];[.A24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6722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19:.G2419];[.A24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077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20:.G2420];[.A24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5054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421:.G2421];[.A24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904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422:.G2422];[.A24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725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423:.G2423];[.A24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6998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24:.G2424];[.A24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550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25:.G2425];[.A24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448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26:.G2426];[.A24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419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27:.G2427];[.A24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2767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28:.G2428];[.A24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213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GrahamEarnshaw</text:p>
          </table:table-cell>
          <table:table-cell/>
          <table:table-cell table:formula="of:=COUNTIF([.C2429:.G2429];[.A24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30057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430:.G2430];[.A24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29881newsML.txt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431:.G2431];[.A24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2986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32:.G2432];[.A24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15980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EdnaFernandes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33:.G2433];[.A24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14352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AlexanderSmi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34:.G2434];[.A24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302568newsML.txt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35:.G2435];[.A24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5770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36:.G2436];[.A24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5492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437:.G2437];[.A24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324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LynnleyBrowning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438:.G2438];[.A24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2115newsML.txt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39:.G2439];[.A24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90616newsML.txt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40:.G2440];[.A24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726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441:.G2441];[.A24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6672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442:.G2442];[.A24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63795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43:.G2443];[.A24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58421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44:.G2444];[.A24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58151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445:.G2445];[.A24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43204newsML.txt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rnardHickey</text:p>
          </table:table-cell>
          <table:table-cell/>
          <table:table-cell table:formula="of:=COUNTIF([.C2446:.G2446];[.A24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8508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447:.G2447];[.A24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657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448:.G2448];[.A24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36352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tinWolk</text:p>
          </table:table-cell>
          <table:table-cell/>
          <table:table-cell table:formula="of:=COUNTIF([.C2449:.G2449];[.A24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nCrosby</text:p>
          </table:table-cell>
          <table:table-cell office:value-type="string" calcext:value-type="string">
            <text:p>22649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450:.G2450];[.A24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53225newsML.txt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451:.G2451];[.A24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50163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52:.G2452];[.A24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450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LynneO'Donnell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53:.G2453];[.A24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702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54:.G2454];[.A24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5785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TimFarrand</text:p>
          </table:table-cell>
          <table:table-cell/>
          <table:table-cell table:formula="of:=COUNTIF([.C2455:.G2455];[.A24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30942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MarcelMichelson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456:.G2456];[.A24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2940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DarrenSchuettl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457:.G2457];[.A24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8287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TimFarrand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/>
          <table:table-cell table:formula="of:=COUNTIF([.C2458:.G2458];[.A24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623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59:.G2459];[.A24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5443newsML.txt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/>
          <table:table-cell table:formula="of:=COUNTIF([.C2460:.G2460];[.A24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245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461:.G2461];[.A24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2451newsML.txt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62:.G2462];[.A24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196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JaneMacartney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463:.G2463];[.A24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60086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MureDickie</text:p>
          </table:table-cell>
          <table:table-cell/>
          <table:table-cell table:formula="of:=COUNTIF([.C2464:.G2464];[.A24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5361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465:.G2465];[.A24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3715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466:.G2466];[.A24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93702newsML.txt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DavidLawder</text:p>
          </table:table-cell>
          <table:table-cell/>
          <table:table-cell table:formula="of:=COUNTIF([.C2467:.G2467];[.A24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322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WilliamKaze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468:.G2468];[.A24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292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469:.G2469];[.A24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27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70:.G2470];[.A24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81517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binSidel</text:p>
          </table:table-cell>
          <table:table-cell office:value-type="string" calcext:value-type="string">
            <text:p>JohnMastrini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471:.G2471];[.A24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66383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AlanCrosby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KeithWeir</text:p>
          </table:table-cell>
          <table:table-cell/>
          <table:table-cell table:formula="of:=COUNTIF([.C2472:.G2472];[.A24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4401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binSidel</text:p>
          </table:table-cell>
          <table:table-cell/>
          <table:table-cell table:formula="of:=COUNTIF([.C2473:.G2473];[.A24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39259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74:.G2474];[.A24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18507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LynneO'Donnell</text:p>
          </table:table-cell>
          <table:table-cell/>
          <table:table-cell table:formula="of:=COUNTIF([.C2475:.G2475];[.A24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17526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/>
          <table:table-cell table:formula="of:=COUNTIF([.C2476:.G2476];[.A24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507230newsML.txt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PatriciaCommins</text:p>
          </table:table-cell>
          <table:table-cell office:value-type="string" calcext:value-type="string">
            <text:p>MarkBendeich</text:p>
          </table:table-cell>
          <table:table-cell/>
          <table:table-cell table:formula="of:=COUNTIF([.C2477:.G2477];[.A24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693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478:.G2478];[.A24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4466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79:.G2479];[.A24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3995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BradDorfman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80:.G2480];[.A24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3876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81:.G2481];[.A24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277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JohnMastrini</text:p>
          </table:table-cell>
          <table:table-cell/>
          <table:table-cell table:formula="of:=COUNTIF([.C2482:.G2482];[.A24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206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JimGilchrist</text:p>
          </table:table-cell>
          <table:table-cell/>
          <table:table-cell table:formula="of:=COUNTIF([.C2483:.G2483];[.A24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1643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DarrenSchuettler</text:p>
          </table:table-cell>
          <table:table-cell/>
          <table:table-cell table:formula="of:=COUNTIF([.C2484:.G2484];[.A24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91060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HeatherScoffield</text:p>
          </table:table-cell>
          <table:table-cell/>
          <table:table-cell table:formula="of:=COUNTIF([.C2485:.G2485];[.A24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86982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atriciaCommins</text:p>
          </table:table-cell>
          <table:table-cell/>
          <table:table-cell table:formula="of:=COUNTIF([.C2486:.G2486];[.A24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82034newsML.txt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/>
          <table:table-cell table:formula="of:=COUNTIF([.C2487:.G2487];[.A24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79564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488:.G2488];[.A24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78157newsML.txt</text:p>
          </table:table-cell>
          <table:table-cell office:value-type="string" calcext:value-type="string">
            <text:p>KeithWeir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489:.G2489];[.A24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69448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SarahDavison</text:p>
          </table:table-cell>
          <table:table-cell/>
          <table:table-cell table:formula="of:=COUNTIF([.C2490:.G2490];[.A24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66275newsML.txt</text:p>
          </table:table-cell>
          <table:table-cell office:value-type="string" calcext:value-type="string">
            <text:p>MartinWolk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JoeOrtiz</text:p>
          </table:table-cell>
          <table:table-cell office:value-type="string" calcext:value-type="string">
            <text:p>GrahamEarnshaw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91:.G2491];[.A24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50788newsML.txt</text:p>
          </table:table-cell>
          <table:table-cell office:value-type="string" calcext:value-type="string">
            <text:p>KevinMorrison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PierreTran</text:p>
          </table:table-cell>
          <table:table-cell/>
          <table:table-cell table:formula="of:=COUNTIF([.C2492:.G2492];[.A24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5038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imGilchris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KevinMorrison</text:p>
          </table:table-cell>
          <table:table-cell/>
          <table:table-cell table:formula="of:=COUNTIF([.C2493:.G2493];[.A24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9561newsML.txt</text:p>
          </table:table-cell>
          <table:table-cell office:value-type="string" calcext:value-type="string">
            <text:p>MatthewBunce</text:p>
          </table:table-cell>
          <table:table-cell office:value-type="string" calcext:value-type="string">
            <text:p>MureDickie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oeOrtiz</text:p>
          </table:table-cell>
          <table:table-cell/>
          <table:table-cell table:formula="of:=COUNTIF([.C2494:.G2494];[.A24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6774newsML.txt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MichaelConnor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JaneMacartney</text:p>
          </table:table-cell>
          <table:table-cell/>
          <table:table-cell table:formula="of:=COUNTIF([.C2495:.G2495];[.A24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3558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96:.G2496];[.A24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3033newsML.txt</text:p>
          </table:table-cell>
          <table:table-cell office:value-type="string" calcext:value-type="string">
            <text:p>RogerFillion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SarahDavison</text:p>
          </table:table-cell>
          <table:table-cell office:value-type="string" calcext:value-type="string">
            <text:p>BradDorfman</text:p>
          </table:table-cell>
          <table:table-cell/>
          <table:table-cell table:formula="of:=COUNTIF([.C2497:.G2497];[.A24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764newsML.txt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NickLouth</text:p>
          </table:table-cell>
          <table:table-cell office:value-type="string" calcext:value-type="string">
            <text:p>BernardHickey</text:p>
          </table:table-cell>
          <table:table-cell office:value-type="string" calcext:value-type="string">
            <text:p>WilliamKazer</text:p>
          </table:table-cell>
          <table:table-cell/>
          <table:table-cell table:formula="of:=COUNTIF([.C2498:.G2498];[.A24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4074newsML.txt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PierreTran</text:p>
          </table:table-cell>
          <table:table-cell office:value-type="string" calcext:value-type="string">
            <text:p>DavidLawder</text:p>
          </table:table-cell>
          <table:table-cell office:value-type="string" calcext:value-type="string">
            <text:p>MarkBendeich</text:p>
          </table:table-cell>
          <table:table-cell office:value-type="string" calcext:value-type="string">
            <text:p>AlexanderSmith</text:p>
          </table:table-cell>
          <table:table-cell/>
          <table:table-cell table:formula="of:=COUNTIF([.C2499:.G2499];[.A24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ronPressman</text:p>
          </table:table-cell>
          <table:table-cell office:value-type="string" calcext:value-type="string">
            <text:p>421829newsML.txt</text:p>
          </table:table-cell>
          <table:table-cell office:value-type="string" calcext:value-type="string">
            <text:p>KevinDrawbaugh</text:p>
          </table:table-cell>
          <table:table-cell office:value-type="string" calcext:value-type="string">
            <text:p>BenjaminKangLim</text:p>
          </table:table-cell>
          <table:table-cell office:value-type="string" calcext:value-type="string">
            <text:p>TheresePoletti</text:p>
          </table:table-cell>
          <table:table-cell office:value-type="string" calcext:value-type="string">
            <text:p>HeatherScoffield</text:p>
          </table:table-cell>
          <table:table-cell office:value-type="string" calcext:value-type="string">
            <text:p>NickLouth</text:p>
          </table:table-cell>
          <table:table-cell/>
          <table:table-cell table:formula="of:=COUNTIF([.C2500:.G2500];[.A2500]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24T16:15:57.709436786</dc:date>
    <dc:creator>Gautier </dc:creator>
    <meta:editing-duration>PT1M25S</meta:editing-duration>
    <meta:editing-cycles>1</meta:editing-cycles>
    <meta:document-statistic meta:table-count="1" meta:cell-count="20001" meta:object-count="0"/>
    <meta:generator>LibreOffice/4.3.3.2$Linux_X86_64 LibreOffice_project/430m0$Build-2</meta:generator>
  </office:meta>
</office:document-meta>
</file>